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officeooo:rsid="001470f8" officeooo:paragraph-rsid="0022a3af" style:font-size-asian="12pt" style:font-name-complex="Times New Roman1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officeooo:rsid="0051234b" officeooo:paragraph-rsid="0051234b" style:font-size-asian="12pt" style:font-name-complex="Times New Roman1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fo:font-weight="normal" officeooo:rsid="00194b48" officeooo:paragraph-rsid="00194b48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fo:font-weight="normal" officeooo:rsid="003edf7c" officeooo:paragraph-rsid="003edf7c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fo:font-weight="normal" officeooo:rsid="003f42d8" officeooo:paragraph-rsid="003f42d8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fo:font-weight="normal" officeooo:rsid="0045f326" officeooo:paragraph-rsid="0045f326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fo:font-weight="normal" officeooo:rsid="00472689" officeooo:paragraph-rsid="00472689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fo:font-weight="normal" officeooo:rsid="004a534d" officeooo:paragraph-rsid="004a534d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fo:font-weight="normal" officeooo:rsid="004b9dd8" officeooo:paragraph-rsid="004b9dd8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fo:font-weight="normal" officeooo:rsid="004fa4c4" officeooo:paragraph-rsid="004fa4c4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cm" loext:contextual-spacing="false" fo:text-align="center" style:justify-single-word="false"/>
      <style:text-properties style:font-name="Times New Roman" fo:font-size="18pt" fo:font-weight="bold" style:font-size-asian="18pt" style:font-weight-asian="bold" style:font-name-complex="Times New Roman1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8pt" fo:font-weight="bold" style:font-size-asian="18pt" style:font-weight-asian="bold" style:font-name-complex="Times New Roman1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cm" loext:contextual-spacing="false"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cm" loext:contextual-spacing="false" fo:line-height="100%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4pt" fo:font-weight="bold" officeooo:rsid="00194b48" officeooo:paragraph-rsid="003d3bed" style:font-size-asian="14pt" style:font-weight-asian="bold" style:font-name-complex="Times New Roman1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4pt" officeooo:rsid="003503a1" officeooo:paragraph-rsid="003f2801" style:font-size-asian="14pt" style:font-name-complex="Times New Roman1" style:font-size-complex="14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fo:font-weight="normal" officeooo:rsid="00194b48" officeooo:paragraph-rsid="00194b48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officeooo:rsid="001470f8" officeooo:paragraph-rsid="00194b48" style:font-size-asian="12pt" style:font-name-complex="Times New Roman1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officeooo:rsid="0039b1d9" officeooo:paragraph-rsid="0039b1d9" style:font-size-asian="12pt" style:font-name-complex="Times New Roman1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officeooo:rsid="005387fa" officeooo:paragraph-rsid="005387fa" style:font-size-asian="12pt" style:font-name-complex="Times New Roman1" style:font-size-complex="12pt"/>
    </style:style>
    <style:style style:name="T1" style:family="text">
      <style:text-properties officeooo:rsid="00378a53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3" style:family="text">
      <style:text-properties style:font-name="Times New Roman" fo:font-size="12pt" style:font-size-asian="12pt" style:font-name-complex="Times New Roman1"/>
    </style:style>
    <style:style style:name="T4" style:family="text">
      <style:text-properties style:font-name="Times New Roman" fo:font-size="12pt" officeooo:rsid="000d174b" style:font-size-asian="12pt" style:font-name-complex="Times New Roman1"/>
    </style:style>
    <style:style style:name="T5" style:family="text">
      <style:text-properties style:font-name="Times New Roman" fo:font-size="12pt" officeooo:rsid="0017961b" style:font-size-asian="12pt" style:font-name-complex="Times New Roman1"/>
    </style:style>
    <style:style style:name="T6" style:family="text">
      <style:text-properties style:font-name="Times New Roman" fo:font-size="12pt" officeooo:rsid="0039b1d9" style:font-size-asian="12pt" style:font-name-complex="Times New Roman1"/>
    </style:style>
    <style:style style:name="T7" style:family="text">
      <style:text-properties style:font-name="Times New Roman" fo:font-size="12pt" officeooo:rsid="0056daaa" style:font-size-asian="12pt" style:font-name-complex="Times New Roman1"/>
    </style:style>
    <style:style style:name="T8" style:family="text">
      <style:text-properties officeooo:rsid="003f42d8"/>
    </style:style>
    <style:style style:name="T9" style:family="text">
      <style:text-properties officeooo:rsid="004872f1"/>
    </style:style>
    <style:style style:name="T10" style:family="text">
      <style:text-properties officeooo:rsid="004ec9f6"/>
    </style:style>
    <style:style style:name="T11" style:family="text">
      <style:text-properties officeooo:rsid="00535b0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54a7b2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ABOR JEGYZŐKÖNYV</text:p>
      <text:p text:style-name="P16">MOBIL ROBOT ÉPÍTÉSE</text:p>
      <text:p text:style-name="P15"/>
      <text:p text:style-name="P17"><text:span text:style-name="T2">Labor helye:<text:tab/><text:tab/><text:tab/><text:tab/></text:span><text:span text:style-name="T3">Széchenyi István Egyetem, L4--3 laboratórium,</text:span></text:p>
      <text:p text:style-name="P4"><text:tab/><text:tab/><text:tab/><text:tab/><text:tab/>9026 Győr, Egyetem tér 1.</text:p>
      <text:p text:style-name="P17"><text:span text:style-name="T2">Labor ideje:<text:tab/><text:tab/><text:tab/><text:tab/></text:span><text:span text:style-name="T3">2021. </text:span><text:span text:style-name="T5">10</text:span><text:span text:style-name="T3">. </text:span><text:span text:style-name="T7">69</text:span><text:span text:style-name="T3">.</text:span></text:p>
      <text:p text:style-name="P17"><text:span text:style-name="T2">Labor tárgya:</text:span><text:span text:style-name="T3"><text:tab/><text:tab/><text:tab/>Robot építése, </text:span><text:span text:style-name="T4">programozása</text:span></text:p>
      <text:p text:style-name="P17"><text:span text:style-name="T2">Labort végezte:</text:span><text:span text:style-name="T3"><text:tab/><text:tab/><text:tab/>Füleki Tamás, Császár Miksa Henrik, Balbach Dominik</text:span></text:p>
      <text:p text:style-name="P17"><text:span text:style-name="T2">Labor megrendelője:</text:span><text:span text:style-name="T3"><text:tab/><text:tab/>Hajdu Csaba</text:span></text:p>
      <text:p text:style-name="P17"/>
      <text:p text:style-name="P13">Feladat meghatározása:</text:p>
      <text:p text:style-name="P23">A feladat a csapat által épített LEGO robot szimulációjának elkészítése Webotsban. Cél, hogy a robot szimulációja (makettszerűen) megegyezzen a valóban összeépített robottal. Ez a következőket jelenti:</text:p>
      <text:p text:style-name="P23">- <text:span text:style-name="T13">Arányosan megegyező kinematikai struktúra</text:span></text:p>
      <text:p text:style-name="P23">- <text:span text:style-name="T13">Megfeleltethető szenzor/aktuátor interfész</text:span></text:p>
      <text:p text:style-name="P22">- <text:span text:style-name="T13">Interakció billentyűzet segítségével</text:span></text:p>
      <text:p text:style-name="P22">- <text:span text:style-name="T13">Interakció legalább egy ROS 2 topic-on keresztül</text:span></text:p>
      <text:p text:style-name="P18"/>
      <text:p text:style-name="P18">Kivitelezés:</text:p>
      <text:p text:style-name="P5"><draw:frame text:anchor-type="paragraph" draw:z-index="0" draw:style-name="gr1" svg:width="14.001cm" svg:height="7.841cm" svg:x="0.265cm" svg:y="0.353cm"><draw:plugin xlink:href="../../../../../air_repo/PontAz/05_Labor/-%3Evideo.mkv" xlink:type="simple" xlink:show="embed" xlink:actuate="onLoad" draw:mime-type="application/vnd.sun.star.media"><draw:param draw:name="Loop" draw:value="false"/><draw:param draw:name="Mute" draw:value="false"/><draw:param draw:name="VolumeDB" draw:value="0"/></draw:plugin></draw:frame></text:p>
      <text:p text:style-name="P5"/>
      <text:p text:style-name="P2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normaltextrun" style:family="text" style:parent-style-name="Default_20_Paragraph_20_Font"/>
    <style:style style:name="eop" style:family="text" style:parent-style-name="Default_20_Paragraph_20_Font"/>
    <style:style style:name="spellingerro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MT1" style:family="text">
      <style:text-properties officeooo:rsid="00378a53"/>
    </style:style>
    <style:style style:name="MT2" style:family="text">
      <style:text-properties officeooo:rsid="00535b0f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21.</text:span><text:span text:style-name="MT2">november</text:span><text:span text:style-name="MT1"> </text:span><text:span text:style-name="MT2">69</text:span><text:span text:style-name="MT1">.péntek</text:span><text:tab/><text:tab/>PontAz</text:p>
      </style:header>
      <style:footer>
        <text:p text:style-name="Footer"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lbachd99@gmail.com</meta:initial-creator>
    <meta:editing-cycles>48</meta:editing-cycles>
    <meta:creation-date>2021-09-22T15:25:00</meta:creation-date>
    <dc:date>2021-11-07T18:10:56.385325320</dc:date>
    <meta:editing-duration>PT8H4M25S</meta:editing-duration>
    <meta:generator>LibreOffice/6.4.7.2$Linux_X86_64 LibreOffice_project/40$Build-2</meta:generator>
    <meta:document-statistic meta:table-count="0" meta:image-count="0" meta:object-count="0" meta:page-count="1" meta:paragraph-count="17" meta:word-count="95" meta:character-count="748" meta:non-whitespace-character-count="652"/>
    <meta:user-defined meta:name="AppVersion">15.0000</meta:user-defined>
    <meta:template xlink:type="simple" xlink:actuate="onRequest" xlink:title="Normal" xlink:href=""/>
  </office:meta>
</office:document-meta>
</file>